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rsid="000f5733" officeooo:paragraph-rsid="000f5733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1085e2" officeooo:paragraph-rsid="001085e2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ư mục Testing function: Dùng để test các hàm của chương trình.</text:p>
      <text:p text:style-name="P2">Sau khi test, kết quả được lưu trong file test_log.txt</text:p>
      <text:p text:style-name="P1">Mặc định: MAX = 128 MB</text:p>
      <text:p text:style-name="P1">Đọc file theo từng khối có kích thước là MAX vào bộ nhớ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8:13:33.122246767</meta:creation-date>
    <dc:date>2018-03-23T00:54:42.168179581</dc:date>
    <meta:editing-duration>PT7M39S</meta:editing-duration>
    <meta:editing-cycles>3</meta:editing-cycles>
    <meta:generator>LibreOffice/6.0.2.1$Linux_X86_64 LibreOffice_project/00m0$Build-1</meta:generator>
    <meta:document-statistic meta:table-count="0" meta:image-count="0" meta:object-count="0" meta:page-count="1" meta:paragraph-count="4" meta:word-count="41" meta:character-count="195" meta:non-whitespace-character-count="158"/>
  </office:meta>
</office:document-meta>
</file>